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inherit" svg:font-family="inherit"/>
    <style:font-face style:name="monospace" svg:font-family="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373737" style:font-name="inherit" fo:font-size="12pt" fo:letter-spacing="normal" officeooo:paragraph-rsid="00073c84" style:font-size-asian="12pt" style:font-size-complex="12pt"/>
    </style:style>
    <style:style style:name="P2" style:family="paragraph" style:parent-style-name="Text_20_body" style:list-style-name="L1">
      <style:paragraph-properties fo:orphans="2" fo:widows="2"/>
      <style:text-properties officeooo:paragraph-rsid="000a0649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color="#373737" fo:font-size="12pt" fo:letter-spacing="normal" officeooo:paragraph-rsid="000a0649" style:font-size-asian="12pt" style:font-size-complex="12pt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73c84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e6e90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db0f3"/>
    </style:style>
    <style:style style:name="P10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P11" style:family="paragraph" style:parent-style-name="Text_20_body" style:list-style-name="L5">
      <style:paragraph-properties fo:margin-top="0cm" fo:margin-bottom="0cm" loext:contextual-spacing="false" fo:orphans="2" fo:widows="2"/>
    </style:style>
    <style:style style:name="P12" style:family="paragraph" style:parent-style-name="Standard">
      <style:text-properties style:font-name="Arial" fo:font-size="12pt" officeooo:rsid="00073c84" officeooo:paragraph-rsid="00073c84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0a0649" loext:padding="0cm" loext:border="none"/>
    </style:style>
    <style:style style:name="P14" style:family="paragraph" style:parent-style-name="Standard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style:font-size-asian="12pt" style:font-size-complex="12pt" loext:padding="0cm" loext:border="none"/>
    </style:style>
    <style:style style:name="P15" style:family="paragraph" style:parent-style-name="Standard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 officeooo:paragraph-rsid="000a0649" loext:padding="0cm" loext:border="none"/>
    </style:style>
    <style:style style:name="P16" style:family="paragraph" style:parent-style-name="Standard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font-size="12pt" fo:letter-spacing="normal" style:font-size-asian="12pt" style:font-size-complex="12pt" loext:padding="0cm" loext:border="none"/>
    </style:style>
    <style:style style:name="P17" style:family="paragraph" style:parent-style-name="Heading_20_1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373737" style:font-name="Arial" fo:font-size="12pt" fo:letter-spacing="normal" fo:font-style="normal" fo:font-weight="normal" officeooo:rsid="00073c84" style:font-size-asian="12pt" style:font-size-complex="12pt"/>
    </style:style>
    <style:style style:name="T2" style:family="text">
      <style:text-properties fo:font-variant="normal" fo:text-transform="none" fo:color="#373737" style:font-name="Arial" fo:font-size="12pt" fo:letter-spacing="normal" fo:font-style="normal" fo:font-weight="normal" officeooo:rsid="001bcd0c" style:font-size-asian="12pt" style:font-size-complex="12pt"/>
    </style:style>
    <style:style style:name="T3" style:family="text">
      <style:text-properties fo:font-variant="normal" fo:text-transform="none" fo:color="#373737" style:font-name="Arial" fo:font-size="12pt" fo:letter-spacing="normal" fo:font-style="normal" fo:font-weight="normal" officeooo:rsid="000a0649" style:font-size-asian="12pt" style:font-size-complex="12pt"/>
    </style:style>
    <style:style style:name="T4" style:family="text">
      <style:text-properties fo:font-variant="normal" fo:text-transform="none" fo:color="#373737" style:text-line-through-style="none" style:text-line-through-type="none" style:font-name="Arial" fo:font-size="12pt" fo:letter-spacing="normal" fo:font-style="normal" style:text-underline-style="none" fo:font-weight="normal" officeooo:rsid="00073c84" style:text-blinking="false" style:font-size-asian="12pt" style:font-size-complex="12pt" loext:padding="0cm" loext:border="none"/>
    </style:style>
    <style:style style:name="T5" style:family="text">
      <style:text-properties fo:font-variant="normal" fo:text-transform="none" fo:color="#373737" style:text-line-through-style="none" style:text-line-through-type="none" style:font-name="Arial" fo:font-size="12pt" fo:letter-spacing="normal" fo:font-style="normal" style:text-underline-style="none" fo:font-weight="normal" officeooo:rsid="001bcd0c" style:text-blinking="false" style:font-size-asian="12pt" style:font-size-complex="12pt" loext:padding="0cm" loext:border="none"/>
    </style:style>
    <style:style style:name="T6" style:family="text">
      <style:text-properties fo:font-variant="normal" fo:text-transform="none" fo:color="#373737" style:text-line-through-style="none" style:text-line-through-type="none" style:font-name="Arial" fo:font-size="12pt" fo:letter-spacing="normal" fo:font-style="normal" style:text-underline-style="none" fo:font-weight="normal" officeooo:rsid="000a0649" style:text-blinking="false" style:font-size-asian="12pt" style:font-size-complex="12pt" loext:padding="0cm" loext:border="none"/>
    </style:style>
    <style:style style:name="T7" style:family="text">
      <style:text-properties fo:font-variant="normal" fo:text-transform="none" fo:color="#373737" fo:letter-spacing="normal" fo:font-style="normal" fo:font-weight="normal"/>
    </style:style>
    <style:style style:name="T8" style:family="text">
      <style:text-properties fo:font-variant="normal" fo:text-transform="none" fo:color="#0f79d0" style:text-line-through-style="none" style:text-line-through-type="none" style:font-name="Arial" fo:font-size="12pt" fo:letter-spacing="normal" fo:font-style="normal" style:text-underline-style="none" fo:font-weight="normal" officeooo:rsid="00073c84" style:text-blinking="false" style:font-size-asian="12pt" style:font-size-complex="12pt" loext:padding="0cm" loext:border="none"/>
    </style:style>
    <style:style style:name="T9" style:family="text">
      <style:text-properties fo:font-variant="normal" fo:text-transform="none" fo:color="#0f79d0" style:text-line-through-style="none" style:text-line-through-type="none" style:font-name="Arial" fo:font-size="12pt" fo:letter-spacing="normal" fo:font-style="normal" style:text-underline-style="none" fo:font-weight="normal" officeooo:rsid="001bcd0c" style:text-blinking="false" style:font-size-asian="12pt" style:font-size-complex="12pt" loext:padding="0cm" loext:border="none"/>
    </style:style>
    <style:style style:name="T10" style:family="text">
      <style:text-properties fo:font-variant="normal" fo:text-transform="none" fo:color="#0f79d0" style:text-line-through-style="none" style:text-line-through-type="none" style:font-name="Arial" fo:font-size="12pt" fo:letter-spacing="normal" fo:font-style="normal" style:text-underline-style="none" fo:font-weight="normal" officeooo:rsid="000a0649" style:text-blinking="false" style:font-size-asian="12pt" style:font-size-complex="12pt" loext:padding="0cm" loext:border="none"/>
    </style:style>
    <style:style style:name="T11" style:family="text">
      <style:text-properties fo:font-variant="normal" fo:text-transform="none" fo:color="#000000" style:font-name="monospace" fo:font-style="normal" fo:font-weight="normal"/>
    </style:style>
    <style:style style:name="T12" style:family="text">
      <style:text-properties fo:font-variant="normal" fo:text-transform="none" fo:color="#000000" style:font-name="monospace" fo:font-style="normal" fo:font-weight="normal" fo:background-color="#e3ffc7" loext:char-shading-value="0" loext:padding="0cm" loext:border="none"/>
    </style:style>
    <style:style style:name="T13" style:family="text">
      <style:text-properties fo:font-variant="normal" fo:text-transform="none" fo:color="#000000" style:font-name="monospace" fo:font-style="normal" fo:font-weight="bold" fo:background-color="#e3ffc7" loext:char-shading-value="0" loext:padding="0cm" loext:border="none"/>
    </style:style>
    <style:style style:name="T14" style:family="text">
      <style:text-properties fo:color="#373737" style:font-name="inherit" fo:font-size="12pt" fo:letter-spacing="normal" style:font-size-asian="12pt" style:font-size-complex="12pt"/>
    </style:style>
    <style:style style:name="T15" style:family="text">
      <style:text-properties fo:color="#373737" style:font-name="inherit" fo:font-size="12pt" fo:letter-spacing="normal" style:font-size-asian="12pt" style:font-size-complex="12pt" loext:padding="0cm" loext:border="none"/>
    </style:style>
    <style:style style:name="T16" style:family="text">
      <style:text-properties fo:color="#373737" style:font-name="inherit" fo:font-size="12pt" fo:letter-spacing="normal" officeooo:rsid="000c34c3" style:font-size-asian="12pt" style:font-size-complex="12pt" loext:padding="0cm" loext:border="none"/>
    </style:style>
    <style:style style:name="T17" style:family="text">
      <style:text-properties fo:color="#373737" style:font-name="inherit" fo:font-size="12pt" fo:letter-spacing="normal" officeooo:rsid="000a7da2" style:font-size-asian="12pt" style:font-size-complex="12pt"/>
    </style:style>
    <style:style style:name="T18" style:family="text">
      <style:text-properties fo:color="#373737" style:font-name="Arial" fo:font-size="12pt" fo:letter-spacing="normal" style:font-size-asian="12pt" style:font-size-complex="12pt"/>
    </style:style>
    <style:style style:name="T19" style:family="text">
      <style:text-properties fo:color="#373737" style:font-name="Arial" fo:font-size="12pt" fo:letter-spacing="normal" style:font-size-asian="12pt" style:font-size-complex="12pt" loext:padding="0cm" loext:border="none"/>
    </style:style>
    <style:style style:name="T20" style:family="text">
      <style:text-properties fo:color="#373737" style:font-name="Arial" fo:font-size="12pt" fo:letter-spacing="normal" officeooo:rsid="000a0649" style:font-size-asian="12pt" style:font-size-complex="12pt"/>
    </style:style>
    <style:style style:name="T21" style:family="text">
      <style:text-properties fo:color="#373737" style:font-name="Arial" fo:font-size="12pt" fo:letter-spacing="normal" officeooo:rsid="001bcd0c" style:font-size-asian="12pt" style:font-size-complex="12pt"/>
    </style:style>
    <style:style style:name="T22" style:family="text">
      <style:text-properties fo:color="#373737" style:font-name="Arial" fo:font-size="12pt" fo:letter-spacing="normal" officeooo:rsid="000db0f3" style:font-size-asian="12pt" style:font-size-complex="12pt"/>
    </style:style>
    <style:style style:name="T23" style:family="text">
      <style:text-properties fo:color="#373737" style:font-name="Arial" fo:font-size="12pt" fo:letter-spacing="normal" officeooo:rsid="000e6e90" style:font-size-asian="12pt" style:font-size-complex="12pt"/>
    </style:style>
    <style:style style:name="T24" style:family="text">
      <style:text-properties fo:color="#373737" style:font-name="Arial" fo:background-color="#e3ffc7" loext:char-shading-value="0"/>
    </style:style>
    <style:style style:name="T25" style:family="text">
      <style:text-properties fo:color="#373737" style:font-name="monospace" fo:font-style="normal" fo:font-weight="normal" fo:background-color="#e3ffc7" loext:char-shading-value="0"/>
    </style:style>
    <style:style style:name="T26" style:family="text">
      <style:text-properties fo:color="#373737" style:font-name="monospace" fo:font-style="normal" fo:font-weight="bold" fo:background-color="#e3ffc7" loext:char-shading-value="0"/>
    </style:style>
    <style:style style:name="T27" style:family="text">
      <style:text-properties fo:color="#0f79d0" style:font-name="inherit" fo:letter-spacing="normal" loext:padding="0cm" loext:border="none"/>
    </style:style>
    <style:style style:name="T28" style:family="text">
      <style:text-properties fo:color="#0f79d0" style:font-name="inherit" fo:font-size="12pt" fo:letter-spacing="normal" style:font-size-asian="12pt" style:font-size-complex="12pt" loext:padding="0cm" loext:border="none"/>
    </style:style>
    <style:style style:name="T29" style:family="text">
      <style:text-properties fo:color="#0f79d0" fo:letter-spacing="normal" loext:padding="0cm" loext:border="none"/>
    </style:style>
    <style:style style:name="T30" style:family="text">
      <style:text-properties fo:color="#0f79d0" style:font-name="Arial" fo:font-size="12pt" fo:letter-spacing="normal" style:font-size-asian="12pt" style:font-size-complex="12pt" loext:padding="0cm" loext:border="none"/>
    </style:style>
    <style:style style:name="T31" style:family="text">
      <style:text-properties fo:color="#000000" fo:letter-spacing="normal" fo:font-weight="normal" style:font-weight-asian="normal" style:font-weight-complex="normal"/>
    </style:style>
    <style:style style:name="T32" style:family="text">
      <style:text-properties fo:color="#000000" fo:letter-spacing="normal" fo:font-weight="normal" officeooo:rsid="000db0f3" style:font-weight-asian="normal" style:font-weight-complex="normal"/>
    </style:style>
    <style:style style:name="T33" style:family="text">
      <style:text-properties fo:color="#000000" style:font-name="Arial" fo:font-size="12pt" fo:letter-spacing="normal" fo:font-weight="normal" style:font-size-asian="12pt" style:font-weight-asian="normal" style:font-size-complex="12pt" style:font-weight-complex="normal"/>
    </style:style>
    <style:style style:name="T34" style:family="text">
      <style:text-properties style:font-name="monospace" fo:font-size="9pt" fo:font-style="normal" fo:font-weight="normal" fo:background-color="#e3ffc7" loext:char-shading-value="0"/>
    </style:style>
    <style:style style:name="T35" style:family="text">
      <style:text-properties style:font-name="monospace" fo:font-style="normal" fo:font-weight="normal" fo:background-color="#e3ffc7" loext:char-shading-value="0"/>
    </style:style>
    <style:style style:name="T36" style:family="text">
      <style:text-properties style:font-name="monospace" fo:font-style="normal" fo:font-weight="bold" fo:background-color="#e3ffc7" loext:char-shading-value="0"/>
    </style:style>
    <style:style style:name="T37" style:family="text">
      <style:text-properties fo:background-color="#e3ffc7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El termino *"</text:span><text:span text:style-name="T13">Soberanía digital</text:span><text:span text:style-name="T12">"* que encabeza el evento abarca muchos conceptos, para nosotras trata de tecnologías al servicio de la sociedad, un empoderamiento colectivo de nuestras presencias en la red y sobre todo un alegato a la libertad de información y la partitipación ciudadana en los gobiernos.</text:span> </text:p>
      <text:p text:style-name="P1"/>
      <text:p text:style-name="P1"><text:span text:style-name="T11">Para hablar de todo esto tendremos ponentes de lujo realizando breves intervenciones de temáticas diversas:</text:span> </text:p>
      <text:list xml:id="list6157651012938713005" text:style-name="L1">
        <text:list-header>
          <text:p text:style-name="P16"><text:span text:style-name="T35"/></text:p>
        </text:list-header>
      </text:list>
      <text:section text:style-name="Sect1" text:name="magicdomid15">
        <text:list xml:id="list165537650877748" text:continue-numbering="true" text:style-name="L1">
          <text:list-item>
            <text:p text:style-name="P14"><text:span text:style-name="T35"/></text:p>
          </text:list-item>
        </text:list>
      </text:section>
      <text:section text:style-name="Sect1" text:name="magicdomid16">
        <text:list xml:id="list165536396429726" text:continue-numbering="true" text:style-name="L1">
          <text:list-item>
            <text:p text:style-name="P14"><text:span text:style-name="T37">  </text:span><text:span text:style-name="T35">* *</text:span><text:span text:style-name="T36">Abdo Taleb Omar*</text:span><text:span text:style-name="T35"> hablará del </text:span><text:span text:style-name="T36">uso de las herramientas digitales como medios de resistencia pacífica</text:span><text:span text:style-name="T35">; un </text:span><text:span text:style-name="T36">instrumento para la consolidación de la identidad nacional mediante la creación de relatos autóctonos</text:span></text:p>
          </text:list-item>
        </text:list>
      </text:section>
      <text:section text:style-name="Sect1" text:name="magicdomid17">
        <text:list xml:id="list165536872704764" text:continue-numbering="true" text:style-name="L1">
          <text:list-item>
            <text:p text:style-name="P14"><text:span text:style-name="T37">  </text:span><text:span text:style-name="T35">* El colectivo *</text:span><text:span text:style-name="T36">Zirikatzen*</text:span><text:span text:style-name="T35"> desde Deustu nos presentarán su informe sobre redes sociales (</text:span><text:span text:style-name="T36">Euskaraz</text:span><text:span text:style-name="T35">).</text:span></text:p>
          </text:list-item>
        </text:list>
      </text:section>
      <text:list xml:id="list165537656573497" text:continue-numbering="true" text:style-name="L1">
        <text:list-item>
          <text:p text:style-name="P5"><text:span text:style-name="T27"/></text:p>
        </text:list-item>
        <text:list-item>
          <text:p text:style-name="P4"><text:a xlink:type="simple" xlink:href="https://kulturetxea.github.io/charla-soberania-tecnologica/participantes.html#asier-amezaga-albizu" office:target-frame-name="_blank" xlink:show="new" text:style-name="Internet_20_link" text:visited-style-name="Visited_20_Internet_20_Link"><text:span text:style-name="T28">Asier Amezaga Albizu</text:span></text:a><text:span text:style-name="T15">, </text:span><text:a xlink:type="simple" xlink:href="https://kulturetxea.github.io/charla-soberania-tecnologica/participantes.html#julen-orbegozo" office:target-frame-name="_blank" xlink:show="new" text:style-name="Internet_20_link" text:visited-style-name="Visited_20_Internet_20_Link"><text:span text:style-name="T28">Julen Orbegozo</text:span></text:a><text:span text:style-name="T15">, </text:span><text:a xlink:type="simple" xlink:href="https://kulturetxea.github.io/charla-soberania-tecnologica/participantes.html#heuristica.barcelona" office:target-frame-name="_blank" xlink:show="new" text:style-name="Internet_20_link" text:visited-style-name="Visited_20_Internet_20_Link"><text:span text:style-name="T28">heuristica.barcelona</text:span></text:a><text:span text:style-name="T15">, </text:span><text:a xlink:type="simple" xlink:href="https://kulturetxea.github.io/charla-soberania-tecnologica/participantes.html#luce-prignano" office:target-frame-name="_blank" xlink:show="new" text:style-name="Internet_20_link" text:visited-style-name="Visited_20_Internet_20_Link">Luce Prignano</text:a><text:span text:style-name="T28">, </text:span><text:a xlink:type="simple" xlink:href="https://kulturetxea.github.io/charla-soberania-tecnologica/participantes.html#emanuele-cozzo" office:target-frame-name="_blank" xlink:show="new" text:style-name="Internet_20_link" text:visited-style-name="Visited_20_Internet_20_Link">Emanuele Cozzo</text:a><text:span text:style-name="T15">, </text:span><text:a xlink:type="simple" xlink:href="https://kulturetxea.github.io/charla-soberania-tecnologica/abdo-taleb-omar" office:target-frame-name="_blank" xlink:show="new" text:style-name="Internet_20_link" text:visited-style-name="Visited_20_Internet_20_Link"><text:span text:style-name="T28">Abdo Taleb Omar</text:span></text:a><text:span text:style-name="T15">, </text:span><text:a xlink:type="simple" xlink:href="https://kulturetxea.github.io/charla-soberania-tecnologica/participantes.html#zirikatzen" office:target-frame-name="_blank" xlink:show="new" text:style-name="Internet_20_link" text:visited-style-name="Visited_20_Internet_20_Link"><text:span text:style-name="T28">Zirikatzen</text:span></text:a><text:span text:style-name="T14">. Deustu herriko kolektiboa.Bilbo Zaharreko </text:span><text:a xlink:type="simple" xlink:href="https://kulturetxea.github.io/charla-soberania-tecnologica/participantes.html#kultur-etxea" office:target-frame-name="_blank" xlink:show="new" text:style-name="Internet_20_link" text:visited-style-name="Visited_20_Internet_20_Link"><text:span text:style-name="T28">Kultur Etxea</text:span></text:a><text:span text:style-name="T14">.</text:span></text:p>
        </text:list-item>
      </text:list>
      <text:p text:style-name="P3"/>
      <text:list xml:id="list165536141307862" text:continue-numbering="true" text:style-name="L1">
        <text:list-item>
          <text:p text:style-name="P2"><text:span text:style-name="Strong_20_Emphasis"><text:span text:style-name="T19">Asier Amezaga </text:span></text:span><text:span text:style-name="T18">consultor de sociale </text:span><text:span text:style-name="T20">y nuevas tecnologías</text:span><text:span text:style-name="T18"> en </text:span><text:a xlink:type="simple" xlink:href="http://www.komunikatik.com/" office:target-frame-name="_blank" xlink:show="new" text:style-name="Internet_20_link" text:visited-style-name="Visited_20_Internet_20_Link"><text:span text:style-name="T30">Komunikatik</text:span></text:a><text:span text:style-name="T18"> </text:span><text:span text:style-name="T20">(</text:span><text:span text:style-name="T18"> empresa ubicada en Getxo</text:span><text:span text:style-name="T20">)</text:span><text:span text:style-name="T18">, han trabajado en proyectos y en colaboración estrecha con empresas como: Koopera, Bolunta, ADO2, Getxo Kirokak </text:span><text:span text:style-name="T20">entre otros. En los que se</text:span><text:span text:style-name="T21"> integr</text:span><text:span text:style-name="T20">a</text:span><text:span text:style-name="T21"> en equipos dirigidos a la gestión de proyectos y estrategias de comunicación <text:s/>digital orientadas a la construcción social. </text:span><text:span text:style-name="T20">Durante estos ultimos 10 años ha orientado su perfil profesional a su gran pasión,</text:span><text:span text:style-name="T21">la consultoría social y la participación ciudadana.</text:span></text:p>
        </text:list-item>
      </text:list>
      <text:p text:style-name="P7"><text:span text:style-name="Strong_20_Emphasis"><text:span text:style-name="T19"><text:tab/>Asier</text:span></text:span><text:span text:style-name="T18"> </text:span><text:span text:style-name="T1">también </text:span><text:span text:style-name="T2">forma parte dela comunidad Metadecidi, colectivo de personas y <text:tab/>organizaciones que impulsa <text:s/></text:span><text:span text:style-name="T1"> </text:span><text:a xlink:type="simple" xlink:href="https://www.decidim.barcelona/?locale=es" text:style-name="Internet_20_link" text:visited-style-name="Visited_20_Internet_20_Link"><text:span text:style-name="T8">Decidi</text:span></text:a><text:a xlink:type="simple" xlink:href="https://www.decidim.barcelona/?locale=es" text:style-name="Internet_20_link" text:visited-style-name="Visited_20_Internet_20_Link">m</text:a><text:span text:style-name="T9"> </text:span><text:span text:style-name="T10">Barcelona</text:span><text:span text:style-name="T4">(</text:span><text:span text:style-name="T5">Plataforma digital para la <text:tab/>democracia en <text:tab/>red</text:span><text:span text:style-name="T4">)</text:span><text:span text:style-name="T6"> </text:span><text:span text:style-name="T1">. </text:span><text:span text:style-name="T3">De la cual es </text:span><text:span text:style-name="T18">integrante. Decidim tiene como objetivo <text:tab/>construir entre todas una <text:tab/>ciudad más abierta, transparente y colaborativa </text:span><text:span text:style-name="T20">y de la <text:tab/>cual tendremos la oportunidad de <text:tab/>que Asier nos ahonde en la plataforma <text:tab/>Decidim Barcelona y sobre tecnopolítica.</text:span></text:p>
      <text:list xml:id="list4144031038007277235" text:style-name="L3">
        <text:list-header>
          <text:p text:style-name="P10"><text:span text:style-name="Strong_20_Emphasis"><text:span text:style-name="T16"/></text:span></text:p>
        </text:list-header>
      </text:list>
      <text:list xml:id="list4936784106683537175" text:style-name="L5">
        <text:list-item>
          <text:p text:style-name="P11"><text:span text:style-name="Strong_20_Emphasis"><text:span text:style-name="T15">Julen Orbegozo</text:span></text:span><text:span text:style-name="T14"> ,Periodista nacido en Durango. Nos hablará sobre algunos temas como la utilidad que pueden tener las redes sociales </text:span><text:span text:style-name="T17">o </text:span><text:span text:style-name="T14">Internet </text:span><text:span text:style-name="T17">tanto como para la </text:span><text:span text:style-name="T14">administración pública, </text:span><text:span text:style-name="T17">como</text:span><text:span text:style-name="T14"> para partidos políticos bien a nivel interno o como herramienta de educación política. </text:span><text:span text:style-name="T17">En lo que valoraremos </text:span><text:span text:style-name="T14">utilidades como </text:span><text:a xlink:type="simple" xlink:href="http://www.appgree.com/appgree/" office:target-frame-name="_blank" xlink:show="new" text:style-name="Internet_20_link" text:visited-style-name="Visited_20_Internet_20_Link"><text:span text:style-name="T28">Appgree</text:span></text:a><text:span text:style-name="T14"> para debatir en comunidad.</text:span></text:p>
        </text:list-item>
      </text:list>
      <text:list xml:id="list165536349589249" text:continue-list="list165536141307862" text:style-name="L1">
        <text:list-header>
          <text:p text:style-name="P15"><text:span text:style-name="T34"/></text:p>
        </text:list-header>
      </text:list>
      <text:p text:style-name="P13"><text:span text:style-name="T34"/></text:p>
      <text:h text:style-name="P17" text:outline-level="1"><text:soft-page-break/></text:h>
      <text:h text:style-name="P17" text:outline-level="1">heuristica.barcelona<text:span text:style-name="T29"> </text:span><text:span text:style-name="T31">Laboratorio de investigación colectiva; </text:span><text:span text:style-name="T32">los cuales exploran sobre</text:span><text:span text:style-name="T31"> <text:s/>la promoción de una ciencia crítica y autocrítica y </text:span><text:span text:style-name="T32">del</text:span><text:span text:style-name="T31"> análisis de datos para </text:span><text:span text:style-name="T32">la comunidad.</text:span></text:h>
      <text:p text:style-name="P6"><text:span text:style-name="T33">Desarrollan proyectos como </text:span><text:span text:style-name="T18">#Enredados1O, </text:span><text:span text:style-name="T22">sirviendose</text:span><text:span text:style-name="T18"> de fuentes de datos como Twitter analizan relaciones y buscan patrones para su posterior interpretación; </text:span><text:span text:style-name="T22">generando </text:span><text:span text:style-name="T18">grafos visuales que rozan el arte. </text:span></text:p>
      <text:p text:style-name="P6"><text:span text:style-name="T18"/></text:p>
      <text:p text:style-name="P8"><text:span text:style-name="T23">Desde Herusitca hoy nos acompañan Luce Pringnan y Emanuele Cozzo</text:span></text:p>
      <text:p text:style-name="P6"><text:span text:style-name="T18"/></text:p>
      <text:p text:style-name="P6"><text:span text:style-name="Strong_20_Emphasis"><text:span text:style-name="T19">Luce Prignan</text:span></text:span><text:span text:style-name="T18"> <text:s/>investigadora postdoctoral en la Universitat de Barcelona. </text:span><text:span text:style-name="T22">Licenciado en</text:span><text:span text:style-name="T18"> Física en la Universidad “Sapienza” de Roma y </text:span><text:span text:style-name="T22">doctorada</text:span><text:span text:style-name="T18"> en la Universidat de Barcelona con </text:span><text:span text:style-name="T22">una</text:span><text:span text:style-name="T18"> tesis sobre la interdependencia de dinámica y topología en las redes complejas. </text:span><text:span text:style-name="T22">Fue </text:span><text:span text:style-name="T18">investigadora en el “Institut Català de Paleoecologia Humana i Evolució Social” (IPHES) donde </text:span><text:span text:style-name="T22">comenzó a</text:span><text:span text:style-name="T18"> estudiar la redes de comunicación terrestre en época protohistórica. Ha sido curadora del blog de la “Cátedra de Ciencia y Humanismo” de la Universitat Rovira i Virgili “Antikythera - Útiles para la ciencia abierta”.</text:span></text:p>
      <text:p text:style-name="P6"><text:span text:style-name="T18"/></text:p>
      <text:p text:style-name="P9"><text:span text:style-name="T22">Analisis de datos de twitter y topicos de twitter</text:span></text:p>
      <text:p text:style-name="P9"><text:span text:style-name="T22"/></text:p>
      <text:p text:style-name="P6"><text:span text:style-name="Strong_20_Emphasis"><text:span text:style-name="T19">Emanuele Cozzo </text:span></text:span><text:span text:style-name="T18">es licenciado en física por la universidad “Sapienza” de Roma. Ahí también empieza su activismo político en el movimiento estudiantil y se forma su interés por la ciencia crítica, bebiendo de la tradición del departamento de física, conocido como la internacional de los científicos. Cursó su doctorado en teoría de redes y sistemas complejos en la Universidad de Zaragoza mezclando su formación académica con el activismo tecnopolítico en colectivos como datanalysis15m. Actualmente desarrolla su actividad investigadora en la Universitat de Barcelona.</text:span></text:p>
      <text:h text:style-name="P17" text:outline-level="1">Abdo Taleb Omar</text:h>
      <text:p text:style-name="P6"><text:span text:style-name="T30"/></text:p>
      <text:p text:style-name="P6"><text:span text:style-name="T18">Abdo Taleb Omar (</text:span><text:a xlink:type="simple" xlink:href="https://twitter.com/AbdoTalebOmar1" office:target-frame-name="_blank" xlink:show="new" text:style-name="Internet_20_link" text:visited-style-name="Visited_20_Internet_20_Link"><text:span text:style-name="T30">@AbdoTalebOmar1</text:span></text:a><text:span text:style-name="T18">) </text:span><text:span text:style-name="Strong_20_Emphasis"><text:span text:style-name="T19">Doctorando en relaciones internacionales</text:span></text:span><text:span text:style-name="T18">. Es periodista del Sáhara Press Service (SPS); columnista en </text:span><text:a xlink:type="simple" xlink:href="http://radiopedal.uy/" office:target-frame-name="_blank" xlink:show="new" text:style-name="Internet_20_link" text:visited-style-name="Visited_20_Internet_20_Link"><text:span text:style-name="T30">Radio Pedal</text:span></text:a><text:span text:style-name="T18">; colabora con la BBC Arabic. Es también ex columnista del diario impreso </text:span><text:a xlink:type="simple" xlink:href="http://www.republica.com.uy/edicion-impresa/" office:target-frame-name="_blank" xlink:show="new" text:style-name="Internet_20_link" text:visited-style-name="Visited_20_Internet_20_Link"><text:span text:style-name="T30">La República</text:span></text:a><text:span text:style-name="T18"> (Uruguay)</text:span></text:p>
      <text:p text:style-name="P6"><text:span text:style-name="Strong_20_Emphasis"><text:span text:style-name="T19"/></text:span></text:p>
      <text:p text:style-name="P6"><text:span text:style-name="Strong_20_Emphasis"><text:span text:style-name="T19">Resistencia digital en el Sáhara Occidental</text:span></text:span><text:span text:style-name="T18">: se habla del </text:span><text:span text:style-name="Strong_20_Emphasis"><text:span text:style-name="T19">uso de las herramientas digitales como medios de resistencia pacífica</text:span></text:span><text:span text:style-name="T18">; un </text:span><text:span text:style-name="Strong_20_Emphasis"><text:span text:style-name="T19">instrumento para la consolidación de la identidad nacional mediante la creación de relatos autóctonos</text:span></text:span><text:span text:style-name="T18">; y una forma que permite a la población la autoorganización. En segundo lugar, se habla, brevemente, de la ‘represión digital marroquí’.</text:span></text:p>
      <text:p text:style-name="P1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inherit" svg:font-family="inherit"/>
    <style:font-face style:name="monospace" svg:font-family="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36S</meta:editing-duration>
    <meta:editing-cycles>3</meta:editing-cycles>
    <meta:generator>LibreOffice/5.1.5.2$Windows_x86 LibreOffice_project/7a864d8825610a8c07cfc3bc01dd4fce6a9447e5</meta:generator>
    <dc:date>2017-11-06T16:55:35.305000000</dc:date>
    <meta:document-statistic meta:table-count="0" meta:image-count="0" meta:object-count="0" meta:page-count="2" meta:paragraph-count="21" meta:word-count="662" meta:character-count="4465" meta:non-whitespace-character-count="3808"/>
    <meta:user-defined meta:name="Info 1"/>
    <meta:user-defined meta:name="Info 2"/>
    <meta:user-defined meta:name="Info 3"/>
    <meta:user-defined meta:name="Info 4"/>
  </office:meta>
</office:document-meta>
</file>